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style="italic" fo:font-weight="bold" style:font-style-asian="italic" style:font-style-complex="italic" style:font-weight-asian="bold" style:font-weight-complex="bold"/></style:style>
    <style:style style:name="T2" style:family="text"><style:text-properties fo:font-weight="bold" style:font-weight-asian="bold" style:font-weight-complex="bold"/></style:style>
    <style:style style:name="fr2" style:family="graphic" style:parent-style-name="Formula"><style:graphic-properties style:vertical-pos="middle" style:vertical-rel="tex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 % \documentclass[twocolumn]{article}
  % % \usepackage{supertabular,booktabs}

  % % \usepackage[utf8]{inputenc}
  % % \usepackage[T1]{fontenc}

  % % % \documentclass{article}
  % % % \usepackage[pass,paperwidth=\classpagewidth,paperheight=\classpageheight,twoside,inner=1cm,outer=2cm,top=1cm,bottom=1cm]{geometry}
  % % \usepackage{geometry}
  % % \geometry{heightrounded,inner=4mm,outer=4mm,top=4mm,bottom=14mm}
  % % % \geometry{heightrounded,inner=2mm,outer=2mm,top=2mm,bottom=8mm}
  % \usepackage[inner=4mm,outer=4mm,top=4mm,bottom=4mm,right=4mm,left=4mm,headheight=4mm,headsep=4mm]{geometry}

  % % \usepackage{fontspec}
  % % \usepackage[T1]{fontenc}

  % % \usepackage[oldstyle,osf]{Iosevka}
  % % \usepackage[oldstyle,osf]{Alegreya Sans}

  % % \setmainfont[Scale=0.3,Mapping=tex-text,Ligatures={Common,Rare,TeX},Scale=MatchLowercase,Numbers=OldStyle]{Alegreya Sans}
  % % \setsansfont[Scale=0.3,Mapping=tex-text,Ligatures={Common,Rare,TeX},Scale=MatchLowercase,Numbers=OldStyle]{Alegreya Sans}

  % \usepackage{hyperref} % Required for adding links   and customizing them
  % \definecolor{linkcolour}{RGB}{229,57,53} % Link color
  % \hypersetup{colorlinks,breaklinks,urlcolor=linkcolour,linkcolor=linkcolour} % Set link colors throughout the document

  % % set smaller font size
  % % $ fc-list :outline -f "%{family}\n"
  % % \setmainfont[Ligatures=TeX,Scale=0.75]{Alegreya Sans}

  % % \usepackage{titlesec}
  % % \titleformat*{\section}{\itshape}

  % % set section to smallcaps
  % % \usepackage{sectsty}
  % % \allsectionsfont{\scshape}

  % % \usepackage{titlesec}
  % % \titlespacing{\title}{0pt}{\parskip}{-\parskip}

  % % \usepackage{titling}
  % % \setlength{\droptitle}{2pt}

  % % \linespread{0.02}

  % % \setmainfont{Alegreya}[SizeFeatures={Size=8pt}]


  % % \usepackage{fontspec}
  % % % \setmainfont{Iosevka}

  % % \setmainfont[Scale=0.3,Mapping=tex-text,Ligatures={Common,Rare,TeX},Scale=MatchLowercase,Numbers=OldStyle]{Iosevka}
  % % \setsansfont[Scale=0.3,Mapping=tex-text,Ligatures={Common,Rare,TeX},Scale=MatchLowercase,Numbers=OldStyle]{Alegreya Sans}

  % % \usepackage{./templates/typographydefaults.sty}
  % % \usepackage[ text = mechanistic
  % %            , mono = typewriter
  % %            ]{typographydefaults}
<office:body>
<office:text>
<text:p text:style-name="Title">Mohamed Bana’s Cover Letter</text:p>
<text:p text:style-name="Author">I am <text:span text:style-name="T1">only</text:span> looking for a fully remote Golang - Senior Software Engineer - role.</text:p>
<text:p text:style-name="Date">Tuesday, 19 September 2023, 10:21:03 UTC</text:p>

<text:h text:style-name="Heading_20_3" text:outline-level="3"><text:bookmark-start text:name="introduction-and-background"/>Introduction and background<text:bookmark-end text:name="introduction-and-background"/></text:h>
<text:p text:style-name="First_20_paragraph">I am a well-rounded Software Engineer, and I understand what it takes to release a product having worked on the back-end, front-end, testing and finally the deployment aspect of several products.</text:p>
<text:p text:style-name="Text_20_body">A role involving web technologies hosted on a cloud-based backend. I’ve worked on all the tiers of a software product, so I can appreciate the different concerns expressed at each level. What interests me: Go/Golang backends, building frontends in JavaScript, complete end-to-end testing of the final project, CI builds on the cloud, deployment on the cloud using Google Cloud Platform (GCP), containerising software using Docker, and orchestrating the built containers using Kubernetes.</text:p>
<text:h text:style-name="Heading_20_3" text:outline-level="3"><text:bookmark-start text:name="key-skills-and-preferred-job-role"/>Key skills and preferred job role<text:bookmark-end text:name="key-skills-and-preferred-job-role"/></text:h>
<text:p text:style-name="First_20_paragraph">I’m flexible in terms of the choice of framework used, however, my ideal role will involve the following:</text:p>
<text:list text:style-name="L1">
  <text:list-item>
    <text:p text:style-name="P1">Go/Golang as I have good experience with this. I have been using Golang since 2017.</text:p>
  </text:list-item>
  <text:list-item>
    <text:p text:style-name="P1">A role where Linux, Google Cloud Platform/AWS/Azure, Docker/Podman and Kubernetes are being used. Open Banking would be a plus.</text:p>
  </text:list-item>
</text:list>
<text:p text:style-name="First_20_paragraph">I’m up for learning more of Rust but it’s just a hobby at the moment.</text:p>
<text:p text:style-name="Text_20_body"><text:span text:style-name="T2">Summary:</text:span> Senior Software Engineer: Golang, Linux, Docker, Docker-Compose, Kubernetes, Cloud Computing, Google Cloud Computing (GCP), Fedora Linux.</text:p>
<text:h text:style-name="Heading_20_3" text:outline-level="3"><text:bookmark-start text:name="salary-and-notice-period"/>Salary and notice period<text:bookmark-end text:name="salary-and-notice-period"/></text:h>
<text:p text:style-name="First_20_paragraph">I’m available to start immediately. I’m willing to negotiate on this as it depends on a few things, that said:</text:p>
<text:list text:style-name="L2">
  <text:list-item>
    <text:p text:style-name="P2">If it’s a contracting role, minimum of £500 per day outside of IR35 and £600 per day inside of IR35.</text:p>
  </text:list-item>
  <text:list-item>
    <text:p text:style-name="P2">If it’s a permanent position, minimum of £90,000 per year.</text:p>
  </text:list-item>
</text:list>
<text:p text:style-name="First_20_paragraph">The figures I mentioned above are not set in stone and I am willing to listen to counter offers.</text:p>
<text:h text:style-name="Heading_20_3" text:outline-level="3"><text:bookmark-start text:name="work-locations-considered"/>Work locations considered<text:bookmark-end text:name="work-locations-considered"/></text:h>
<text:p text:style-name="First_20_paragraph">A fully remote role with a UK or US company.</text:p>
<text:h text:style-name="Heading_20_3" text:outline-level="3"><text:bookmark-start text:name="any-visa-restrictions-if-applicable-ilr-tier-2-dependant-visa-etc"/>Any visa restrictions – if applicable (ILR, Tier 2, Dependant visa etc)<text:bookmark-end text:name="any-visa-restrictions-if-applicable-ilr-tier-2-dependant-visa-etc"/></text:h>
<text:list text:style-name="L3">
  <text:list-item>
    <text:p text:style-name="P3"><text:span text:style-name="T2">Passport/Nationality:</text:span> I am a British citizen with a British passport, National Insurance number etc.</text:p>
  </text:list-item>
  <text:list-item>
    <text:p text:style-name="P3"><text:span text:style-name="T2">Drivers Licence:</text:span> Full UK Driving Lic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Mohamed Bana’s Cover Letter</dc:title>
    <dc:description/>
    <dc:subject/>
    <meta:keyword/>
    <meta:initial-creator>I am only looking for a fully remote Golang - Senior Software Engineer - role.</meta:initial-creator>
    <dc:creator>I am only looking for a fully remote Golang - Senior Software Engineer - role.</dc:creator>
    <meta:creation-date>2023-09-19T10:21:05Z</meta:creation-date>
    <dc:date>2023-09-19T10:21:05Z</dc:date>
    <meta:user-defined meta:name="indenting" meta:value-type="string">small</meta:user-defined>
    <meta:user-defined meta:name="interlinespace" meta:value-type="string">small</meta:user-defined>
    <meta:user-defined meta:name="linestretch" meta:value-type="string">0.1</meta:user-defined>
    <meta:user-defined meta:name="lof" meta:value-type="string">False</meta:user-defined>
    <meta:user-defined meta:name="lot" meta:value-type="string">False</meta:user-defined>
    <meta:user-defined meta:name="next" meta:value-type="string">/resume/</meta:user-defined>
    <meta:user-defined meta:name="output" meta:value-type="string"/>
    <meta:user-defined meta:name="papersize" meta:value-type="string">a4</meta:user-defined>
    <meta:user-defined meta:name="prev" meta:value-type="string">./cv-download</meta:user-defined>
    <meta:user-defined meta:name="sidebar" meta:value-type="string">auto</meta:user-defined>
    <meta:user-defined meta:name="tags" meta:value-type="string"/>
    <meta:user-defined meta:name="toc" meta:value-type="string">False</meta:user-defined>
    <meta:user-defined meta:name="whitespace" meta:value-type="string">small</meta:user-defined>
  </office:meta>
</office:document-meta>
</file>